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Replacements/Object 12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24" manifest:media-type=""/>
  <manifest:file-entry manifest:full-path="ObjectReplacements/Object 13" manifest:media-type=""/>
  <manifest:file-entry manifest:full-path="ObjectReplacements/Object 3" manifest:media-type=""/>
  <manifest:file-entry manifest:full-path="ObjectReplacements/Object 23" manifest:media-type=""/>
  <manifest:file-entry manifest:full-path="ObjectReplacements/Object 18" manifest:media-type=""/>
  <manifest:file-entry manifest:full-path="ObjectReplacements/Object 20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1920000246100003ED72B13DB4A48F8F4B1.wmf" manifest:media-type="image/x-wmf"/>
  <manifest:file-entry manifest:full-path="Pictures/1000019200002E4D00003ED775AB63540E659B5E.wmf" manifest:media-type="image/x-wmf"/>
  <manifest:file-entry manifest:full-path="Pictures/10000201000001C000000260A91D4F0C583CF96A.png" manifest:media-type="image/png"/>
  <manifest:file-entry manifest:full-path="Pictures/100002010000016000000260F62E6751D9194504.png" manifest:media-type="image/png"/>
  <manifest:file-entry manifest:full-path="Pictures/100002010000016000000260A60DDFB9DCE8E710.png" manifest:media-type="image/png"/>
  <manifest:file-entry manifest:full-path="Pictures/100001920000246100003ED788B8DF1B7FA4173D.wmf" manifest:media-type="image/x-wmf"/>
  <manifest:file-entry manifest:full-path="Pictures/10000201000001A0000002606722BC7F372FBA5F.png" manifest:media-type="image/png"/>
  <manifest:file-entry manifest:full-path="Pictures/1000019200002AFF00003ED77989CAA1C77DE2D7.wmf" manifest:media-type="image/x-wmf"/>
  <manifest:file-entry manifest:full-path="Pictures/1000020100000140000001E00D036BBE73127327.png" manifest:media-type="image/png"/>
  <manifest:file-entry manifest:full-path="Pictures/1000013A000021130000319C8BB9F551818482D4.wmf" manifest:media-type="image/x-wmf"/>
  <manifest:file-entry manifest:full-path="Pictures/100002010000016000000180129FA8A1AB7205ED.png" manifest:media-type="image/png"/>
  <manifest:file-entry manifest:full-path="Pictures/1000013A00002461000027B00D7FEC592F81B129.wmf" manifest:media-type="image/x-wmf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2pt" fo:font-weight="bold" style:font-size-asian="22pt" style:font-weight-asian="bold" style:font-name-complex="Arial" style:font-size-complex="22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style:page-number="auto"/>
      <style:text-properties fo:font-size="14pt" fo:language="none" fo:country="none" style:font-size-asian="14pt" style:language-asian="none" style:country-asian="none" style:font-size-complex="14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eaeaea" draw:opacity="100%"/>
      <style:paragraph-properties style:writing-mode="lr-tb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solid" draw:fill-color="#000000"/>
      <style:paragraph-properties style:writing-mode="lr-tb"/>
    </style:style>
    <style:style style:name="P8" style:family="paragraph">
      <style:paragraph-properties style:writing-mode="lr-tb"/>
    </style:style>
    <style:style style:name="T1" style:family="text">
      <style:text-properties style:font-name="Arial" fo:font-size="22pt" fo:font-weight="bold" style:font-size-asian="22pt" style:font-weight-asian="bold" style:font-name-complex="Arial" style:font-size-complex="22pt"/>
    </style:style>
    <style:style style:name="T2" style:family="text">
      <style:text-properties style:use-window-font-color="true" style:font-name="Times New Roman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fr2" style:family="graphic" style:parent-style-name="OL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08in" fo:border="none" draw:ole-draw-aspect="1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0.2937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9827in" fo:min-width="0in" fo:padding-top="0.0902in" fo:padding-bottom="0.0902in" fo:padding-left="0.1736in" fo:padding-right="0.1736in" fo:wrap-option="wrap" draw:shadow-color="#808080" style:run-through="foreground"/>
    </style:style>
    <style:style style:name="gr4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3634in" fo:min-width="0.1272in" fo:padding-top="0.0902in" fo:padding-bottom="0.0902in" fo:padding-left="0.1736in" fo:padding-right="0.1736in" fo:wrap-option="wrap" draw:shadow-color="#808080" style:run-through="foreground"/>
    </style:style>
    <style:style style:name="gr5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9819in" fo:min-width="0in" fo:padding-top="0.0902in" fo:padding-bottom="0.0902in" fo:padding-left="0.1736in" fo:padding-right="0.1736in" fo:wrap-option="wrap" draw:shadow-color="#808080" style:run-through="foreground"/>
    </style:style>
    <style:style style:name="gr6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3626in" fo:min-width="0.1272in" fo:padding-top="0.0902in" fo:padding-bottom="0.0902in" fo:padding-left="0.1736in" fo:padding-right="0.1736in" fo:wrap-option="wrap" draw:shadow-color="#808080" style:run-through="foreground"/>
    </style:style>
    <style:style style:name="gr7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0.2937in" fo:min-width="0in" fo:padding-top="0.0902in" fo:padding-bottom="0.0902in" fo:padding-left="0.1736in" fo:padding-right="0.1736in" fo:wrap-option="wrap" draw:shadow-color="#808080" style:run-through="foreground"/>
    </style:style>
    <style:style style:name="gr8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0.311in" fo:min-width="0in" fo:padding-top="0.0902in" fo:padding-bottom="0.0902in" fo:padding-left="0.1736in" fo:padding-right="0.1736in" fo:wrap-option="wrap" draw:shadow-color="#808080" style:run-through="foreground"/>
    </style:style>
    <style:style style:name="gr10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11" style:family="graphic">
      <style:graphic-properties draw:stroke="solid" svg:stroke-width="0.0102in" svg:stroke-color="#000000" draw:marker-end="msArrowStealthEnd_20_9" draw:marker-end-width="0.139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12" style:family="graphic">
      <style:graphic-properties draw:stroke="solid" svg:stroke-width="0.0102in" svg:stroke-color="#000000" draw:stroke-linejoin="miter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style:run-through="foreground"/>
    </style:style>
    <style:style style:name="gr13" style:family="graphic">
      <style:graphic-properties draw:stroke="none" draw:fill="none" draw:fill-color="#ffffff" draw:textarea-horizontal-align="justify" draw:textarea-vertical-align="top" draw:auto-grow-height="false" draw:auto-grow-width="false" fo:padding-top="0.05in" fo:padding-bottom="0.05in" fo:padding-left="0.1in" fo:padding-right="0.1in" fo:wrap-option="wrap" draw:shadow-color="#808080" style:run-through="foreground"/>
      <style:paragraph-properties style:writing-mode="lr-tb"/>
    </style:style>
    <style:style style:name="gr14" style:family="graphic">
      <style:graphic-properties draw:stroke="solid" svg:stroke-width="0.0102in" svg:stroke-color="#000000" draw:stroke-linejoin="miter" draw:fill="solid" draw:fill-color="#000000" draw:textarea-horizontal-align="left" draw:textarea-vertical-align="top" draw:auto-grow-height="false" fo:min-height="0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width="0.0102in" svg:stroke-color="#000000" draw:marker-end="msArrowStealthEnd_20_9" draw:marker-end-width="0.139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0.1709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2937in" fo:min-width="1.1835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2075in" fo:min-width="0.122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1.0193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min-height="0.1882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2819in" fo:min-width="1.161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3626in" fo:min-width="0.1272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9819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1.0201in" fo:min-width="0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3035in" fo:min-width="1.1799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solid" svg:stroke-width="0.0102in" svg:stroke-color="#000000" draw:stroke-linejoin="round" draw:fill="solid" draw:fill-color="#eaeaea" draw:opacity="100%" draw:textarea-horizontal-align="left" draw:textarea-vertical-align="top" draw:auto-grow-height="false" fo:min-height="0.2937in" fo:min-width="1.1618in" fo:padding-top="0.0902in" fo:padding-bottom="0.0902in" fo:padding-left="0.1736in" fo:padding-right="0.1736in" fo:wrap-option="wrap" draw:shadow-color="#808080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Object1" text:anchor-type="char" svg:x="0.8083in" svg:y="7.0547in" svg:width="0.2366in" svg:height="0.2217in" draw:z-index="26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char" svg:x="0.8283in" svg:y="6.9307in" svg:width="0.2043in" svg:height="0.2217in" draw:z-index="81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char" svg:x="0.6626in" svg:y="6.9193in" svg:width="0.2035in" svg:height="0.2217in" draw:z-index="80"><draw:object xlink:href="./Object 3" xlink:type="simple" xlink:show="embed" xlink:actuate="onLoad"/><draw:image xlink:href="./ObjectReplacements/Object 3" xlink:type="simple" xlink:show="embed" xlink:actuate="onLoad"/></draw:frame><draw:frame draw:style-name="fr1" draw:name="Frame1" text:anchor-type="char" svg:x="0.0146in" svg:y="0.0736in" svg:width="0.5791in" svg:height="0.4209in" draw:z-index="23"><draw:text-box><text:p text:style-name="P1">A</text:p></draw:text-box></draw:frame><draw:frame draw:style-name="fr1" draw:name="Frame2" text:anchor-type="char" svg:x="4.652in" svg:y="4.9555in" svg:width="0.5791in" svg:height="0.4209in" draw:z-index="79"><draw:text-box><text:p text:style-name="P1">F</text:p></draw:text-box></draw:frame><draw:frame draw:style-name="fr1" draw:name="Frame3" text:anchor-type="char" svg:x="2.4335in" svg:y="4.9602in" svg:width="0.5791in" svg:height="0.4209in" draw:z-index="56"><draw:text-box><text:p text:style-name="P1">D</text:p></draw:text-box></draw:frame><draw:custom-shape text:anchor-type="char" draw:z-index="0" draw:style-name="gr27" draw:text-style-name="P5" svg:width="1.5094in" svg:height="0.474in" draw:transform="rotate (1.95773582196204) translate (6.17430555555556in 6.79652777777778in)"><text:p/><draw:enhanced-geometry svg:viewBox="0 0 2389 408" draw:mirror-horizontal="true" draw:type="non-primitive" draw:enhanced-path="M 0 0  L 0 408  L 2389 408  L 0 0  Z N"/></draw:custom-shape><draw:custom-shape text:anchor-type="char" draw:z-index="1" draw:style-name="gr26" draw:text-style-name="P5" svg:width="1.5276in" svg:height="0.4843in" draw:transform="rotate (1.98478842536795) translate (4.68125in 6.80902777777778in)"><text:p/><draw:enhanced-geometry svg:viewBox="0 0 2389 408" draw:type="non-primitive" draw:enhanced-path="M 0 0  L 0 408  L 2389 408  L 0 0  Z N"/></draw:custom-shape><draw:frame draw:style-name="fr1" draw:name="Frame5" text:anchor-type="char" svg:x="0.5264in" svg:y="9.1484in" svg:width="0.6075in" svg:height="0.3437in" draw:z-index="36"><draw:text-box><text:p text:style-name="P2">Flow</text:p></draw:text-box></draw:frame><draw:frame draw:style-name="fr2" draw:name="Object4" text:anchor-type="char" svg:x="0.9016in" svg:y="6.2953in" svg:width="0.2126in" svg:height="0.2217in" draw:z-index="35"><draw:object xlink:href="./Object 4" xlink:type="simple" xlink:show="embed" xlink:actuate="onLoad"/><draw:image xlink:href="./ObjectReplacements/Object 4" xlink:type="simple" xlink:show="embed" xlink:actuate="onLoad"/></draw:frame><draw:custom-shape text:anchor-type="char" draw:z-index="34" draw:style-name="gr14" draw:text-style-name="P7" svg:width="0.1004in" svg:height="0.1004in" svg:x="0.9717in" svg:y="6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Object5" text:anchor-type="char" svg:x="0.5508in" svg:y="6.289in" svg:width="0.2264in" svg:height="0.2217in" draw:z-index="33"><draw:object xlink:href="./Object 5" xlink:type="simple" xlink:show="embed" xlink:actuate="onLoad"/><draw:image xlink:href="./ObjectReplacements/Object 5" xlink:type="simple" xlink:show="embed" xlink:actuate="onLoad"/></draw:frame><draw:custom-shape text:anchor-type="char" draw:z-index="32" draw:style-name="gr14" draw:text-style-name="P7" svg:width="0.1004in" svg:height="0.1004in" svg:x="0.5346in" svg:y="6.5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Object6" text:anchor-type="char" svg:x="0.628in" svg:y="7.2319in" svg:width="0.2272in" svg:height="0.2217in" draw:z-index="31"><draw:object xlink:href="./Object 6" xlink:type="simple" xlink:show="embed" xlink:actuate="onLoad"/><draw:image xlink:href="./ObjectReplacements/Object 6" xlink:type="simple" xlink:show="embed" xlink:actuate="onLoad"/></draw:frame><draw:custom-shape text:anchor-type="char" draw:z-index="30" draw:style-name="gr14" draw:text-style-name="P7" svg:width="0.1004in" svg:height="0.1004in" svg:x="0.7626in" svg:y="7.4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29" draw:style-name="gr15" draw:text-style-name="P6" svg:x1="0.8134in" svg:y1="7.1035in" svg:x2="0.8189in" svg:y2="9.1882in"><text:p/></draw:line><draw:line text:anchor-type="char" draw:z-index="28" draw:style-name="gr16" draw:text-style-name="P6" svg:x1="1.6516in" svg:y1="5.0728in" svg:x2="0.8134in" svg:y2="7.0992in"><text:p/></draw:line><draw:line text:anchor-type="char" draw:z-index="27" draw:style-name="gr16" draw:text-style-name="P6" svg:x1="-0.0846in" svg:y1="5.0575in" svg:x2="0.8083in" svg:y2="7.0984in"><text:p/></draw:line><draw:custom-shape text:anchor-type="char" draw:z-index="25" draw:style-name="gr22" draw:text-style-name="P5" svg:width="1.5087in" svg:height="0.463in" draw:transform="rotate (1.98478842536795) translate (0.1375in 6.78611111111111in)"><text:p/><draw:enhanced-geometry svg:viewBox="0 0 2389 408" draw:type="non-primitive" draw:enhanced-path="M 0 0  L 0 408  L 2389 408  L 0 0  Z N"/></draw:custom-shape><draw:custom-shape text:anchor-type="char" draw:z-index="24" draw:style-name="gr22" draw:text-style-name="P5" svg:width="1.5087in" svg:height="0.463in" draw:transform="rotate (1.95773582196204) translate (1.62083333333333in 6.78194444444444in)"><text:p/><draw:enhanced-geometry svg:viewBox="0 0 2389 408" draw:mirror-horizontal="true" draw:type="non-primitive" draw:enhanced-path="M 0 0  L 0 408  L 2389 408  L 0 0  Z N"/></draw:custom-shape><draw:frame draw:style-name="fr1" draw:name="Frame6" text:anchor-type="char" svg:x="4.4764in" svg:y="0.0791in" svg:width="0.5791in" svg:height="0.4209in" draw:z-index="78"><draw:text-box><text:p text:style-name="P1">E</text:p></draw:text-box></draw:frame><draw:frame draw:style-name="fr2" draw:name="Object7" text:anchor-type="char" svg:x="0.8728in" svg:y="2.0409in" svg:width="0.2366in" svg:height="0.2217in" draw:z-index="12"><draw:object xlink:href="./Object 7" xlink:type="simple" xlink:show="embed" xlink:actuate="onLoad"/><draw:image xlink:href="./ObjectReplacements/Object 7" xlink:type="simple" xlink:show="embed" xlink:actuate="onLoad"/></draw:frame><draw:custom-shape text:anchor-type="char" draw:z-index="4" draw:style-name="gr19" draw:text-style-name="P5" svg:width="0.4697in" svg:height="0.3886in" svg:x="0.8283in" svg:y="2.2736in"><text:p/><draw:enhanced-geometry svg:viewBox="0 0 683 582" draw:mirror-horizontal="true" draw:type="non-primitive" draw:enhanced-path="M 683 579  L 0 582  L 219 3  L 680 0  L 683 579  Z N"/></draw:custom-shape><draw:custom-shape text:anchor-type="char" draw:z-index="2" draw:style-name="gr25" draw:text-style-name="P5" svg:width="0.1886in" svg:height="1.2012in" draw:transform="rotate (2.73161481229632) translate (0.503472222222222in 2.19791666666667in)"><text:p/><draw:enhanced-geometry svg:viewBox="0 0 449 1823" draw:mirror-horizontal="true" draw:type="non-primitive" draw:enhanced-path="M 0 0  L 449 0  L 19 1823  L 0 0  Z N"/></draw:custom-shape><draw:frame draw:style-name="fr2" draw:name="Object8" text:anchor-type="char" svg:x="0.2807in" svg:y="1.5236in" svg:width="0.2264in" svg:height="0.2217in" draw:z-index="19"><draw:object xlink:href="./Object 8" xlink:type="simple" xlink:show="embed" xlink:actuate="onLoad"/><draw:image xlink:href="./ObjectReplacements/Object 8" xlink:type="simple" xlink:show="embed" xlink:actuate="onLoad"/></draw:frame><draw:frame draw:style-name="fr2" draw:name="Object9" text:anchor-type="char" svg:x="0.3665in" svg:y="2.0154in" svg:width="0.1846in" svg:height="0.1839in" draw:z-index="77"><draw:object xlink:href="./Object 9" xlink:type="simple" xlink:show="embed" xlink:actuate="onLoad"/><draw:image xlink:href="./ObjectReplacements/Object 9" xlink:type="simple" xlink:show="embed" xlink:actuate="onLoad"/></draw:frame><draw:custom-shape text:anchor-type="char" draw:z-index="76" draw:style-name="gr1" draw:text-style-name="P4" svg:width="0.1303in" svg:height="0.4996in" draw:transform="rotate (2.69670822725644) translate (0.542361111111111in 2.30138888888889in)"><text:p/>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10" draw:style-name="gr17" draw:text-style-name="P4" svg:width="0.1067in" svg:height="0.3697in" draw:transform="rotate (-3.14159265358979) translate (0.749305555555556in 2.65555555555556in)"><text:p/>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2" draw:name="Object10" text:anchor-type="char" svg:x="0.5472in" svg:y="2.3654in" svg:width="0.1799in" svg:height="0.1839in" draw:z-index="11"><draw:object xlink:href="./Object 10" xlink:type="simple" xlink:show="embed" xlink:actuate="onLoad"/><draw:image xlink:href="./ObjectReplacements/Object 10" xlink:type="simple" xlink:show="embed" xlink:actuate="onLoad"/></draw:frame><draw:custom-shape text:anchor-type="char" draw:z-index="5" draw:style-name="gr18" draw:text-style-name="P5" svg:width="1.5307in" svg:height="0.4748in" draw:transform="rotate (1.98478842536795) translate (0.116666666666667in 1.95069444444444in)"><text:p/><draw:enhanced-geometry svg:viewBox="0 0 2389 408" draw:type="non-primitive" draw:enhanced-path="M 0 0  L 0 408  L 2389 408  L 0 0  Z N"/></draw:custom-shape><draw:frame draw:style-name="fr1" draw:name="Frame7" text:anchor-type="char" svg:x="0.5252in" svg:y="4.298in" svg:width="0.6075in" svg:height="0.3437in" draw:z-index="22"><draw:text-box><text:p text:style-name="P2">Flow</text:p></draw:text-box></draw:frame><draw:frame draw:style-name="fr2" draw:name="Object11" text:anchor-type="char" svg:x="1.1791in" svg:y="1.5618in" svg:width="0.2126in" svg:height="0.2217in" draw:z-index="21"><draw:object xlink:href="./Object 11" xlink:type="simple" xlink:show="embed" xlink:actuate="onLoad"/><draw:image xlink:href="./ObjectReplacements/Object 11" xlink:type="simple" xlink:show="embed" xlink:actuate="onLoad"/></draw:frame><draw:custom-shape text:anchor-type="char" draw:z-index="20" draw:style-name="gr14" draw:text-style-name="P7" svg:width="0.1004in" svg:height="0.1004in" svg:x="0.9701in" svg:y="1.6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8" draw:style-name="gr14" draw:text-style-name="P7" svg:width="0.1004in" svg:height="0.1004in" svg:x="0.5335in" svg:y="1.6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Object12" text:anchor-type="char" svg:x="0.8398in" svg:y="2.5898in" svg:width="0.2272in" svg:height="0.2217in" draw:z-index="17"><draw:object xlink:href="./Object 12" xlink:type="simple" xlink:show="embed" xlink:actuate="onLoad"/><draw:image xlink:href="./ObjectReplacements/Object 12" xlink:type="simple" xlink:show="embed" xlink:actuate="onLoad"/></draw:frame><draw:custom-shape text:anchor-type="char" draw:z-index="16" draw:style-name="gr14" draw:text-style-name="P7" svg:width="0.1004in" svg:height="0.1004in" svg:x="0.761in" svg:y="2.6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15" draw:style-name="gr15" draw:text-style-name="P6" svg:x1="0.8118in" svg:y1="2.2528in" svg:x2="0.8173in" svg:y2="4.3374in"><text:p/></draw:line><draw:line text:anchor-type="char" draw:z-index="14" draw:style-name="gr16" draw:text-style-name="P6" svg:x1="1.65in" svg:y1="0.222in" svg:x2="0.8118in" svg:y2="2.2484in"><text:p/></draw:line><draw:line text:anchor-type="char" draw:z-index="13" draw:style-name="gr16" draw:text-style-name="P6" svg:x1="-0.0862in" svg:y1="0.2071in" svg:x2="0.8067in" svg:y2="2.248in"><text:p/></draw:line><draw:custom-shape text:anchor-type="char" draw:z-index="3" draw:style-name="gr25" draw:text-style-name="P5" svg:width="0.1894in" svg:height="1.2012in" draw:transform="rotate (-2.74383211706029) translate (1.46944444444444in 2.25763888888889in)"><text:p/><draw:enhanced-geometry svg:viewBox="0 0 449 1823" draw:mirror-horizontal="true" draw:type="non-primitive" draw:enhanced-path="M 0 0  L 449 0  L 19 1823  L 0 0  Z N"/></draw:custom-shape><draw:g text:anchor-type="char" draw:z-index="75" draw:style-name="gr2"><draw:custom-shape draw:style-name="gr3" draw:text-style-name="P5" svg:width="0.2559in" svg:height="1.1634in" svg:x="5.4016in" svg:y="7.1102in"><text:p/><draw:enhanced-geometry svg:viewBox="0 0 449 1823" draw:type="non-primitive" draw:enhanced-path="M 0 0  L 449 0  L 19 1823  L 0 0  Z N"/></draw:custom-shape><draw:custom-shape draw:style-name="gr4" draw:text-style-name="P5" svg:width="0.4748in" svg:height="0.5441in" draw:transform="rotate (-0.392873614623923) translate (5.60902777777778in 6.61666666666667in)"><text:p/><draw:enhanced-geometry svg:viewBox="0 0 711 692" draw:type="non-primitive" draw:enhanced-path="M 0 0  L 711 0  L 383 692  L 0 692  L 0 0  Z N"/></draw:custom-shape><draw:custom-shape draw:style-name="gr5" draw:text-style-name="P5" svg:width="0.2559in" svg:height="1.163in" draw:transform="rotate (-0.0209439510239318) translate (5.10555555555556in 7.11557852143482in)"><text:p/><draw:enhanced-geometry svg:viewBox="0 0 449 1823" draw:mirror-horizontal="true" draw:type="non-primitive" draw:enhanced-path="M 0 0  L 449 0  L 19 1823  L 0 0  Z N"/></draw:custom-shape><draw:custom-shape draw:style-name="gr6" draw:text-style-name="P5" svg:width="0.4748in" svg:height="0.5433in" draw:transform="rotate (-0.423416876533824) translate (4.90347222222222in 6.62152777777778in)"><text:p/><draw:enhanced-geometry svg:viewBox="0 0 711 692" draw:mirror-horizontal="true" draw:type="non-primitive" draw:enhanced-path="M 0 0  L 711 0  L 383 692  L 0 692  L 0 0  Z N"/></draw:custom-shape><draw:custom-shape draw:style-name="gr7" draw:text-style-name="P4" svg:width="0.1303in" svg:height="0.4996in" draw:transform="rotate (2.69670822725644) translate (5.10525481189851in 7.16349518810149in)"><text:p/>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gr8" draw:text-style-name="P6" svg:width="0.1531in" svg:height="0.1669in" svg:x="4.9516in" svg:y="6.8693in"><draw:image xlink:href="Pictures/1000013A00002461000027B00D7FEC592F81B129.wmf" xlink:type="simple" xlink:show="embed" xlink:actuate="onLoad" loext:mime-type="image/x-wmf"><text:p/></draw:image><draw:image xlink:href="Pictures/100002010000016000000180129FA8A1AB7205ED.png" xlink:type="simple" xlink:show="embed" xlink:actuate="onLoad" loext:mime-type="image/png"/></draw:frame><draw:custom-shape draw:style-name="gr9" draw:text-style-name="P4" svg:width="0.1224in" svg:height="0.5185in" draw:transform="rotate (2.71590684902838) translate (5.52886592300962in 7.16111111111111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gr8" draw:text-style-name="P6" svg:width="0.1394in" svg:height="0.2087in" svg:x="5.6244in" svg:y="6.8618in"><draw:image xlink:href="Pictures/1000013A000021130000319C8BB9F551818482D4.wmf" xlink:type="simple" xlink:show="embed" xlink:actuate="onLoad" loext:mime-type="image/x-wmf"><text:p/></draw:image><draw:image xlink:href="Pictures/1000020100000140000001E00D036BBE73127327.png" xlink:type="simple" xlink:show="embed" xlink:actuate="onLoad" loext:mime-type="image/png"/></draw:frame><draw:frame draw:style-name="gr8" draw:text-style-name="P6" svg:width="0.1807in" svg:height="0.2642in" svg:x="5.2799in" svg:y="6.7185in"><draw:image xlink:href="Pictures/1000019200002AFF00003ED77989CAA1C77DE2D7.wmf" xlink:type="simple" xlink:show="embed" xlink:actuate="onLoad" loext:mime-type="image/x-wmf"><text:p/></draw:image><draw:image xlink:href="Pictures/10000201000001A0000002606722BC7F372FBA5F.png" xlink:type="simple" xlink:show="embed" xlink:actuate="onLoad" loext:mime-type="image/png"/></draw:frame><draw:line draw:style-name="gr10" draw:text-style-name="P6" svg:x1="4.4752in" svg:y1="5.0701in" svg:x2="5.3681in" svg:y2="7.111in"><text:p/></draw:line><draw:line draw:style-name="gr10" draw:text-style-name="P6" svg:x1="6.2114in" svg:y1="5.0854in" svg:x2="5.3732in" svg:y2="7.1118in"><text:p/></draw:line><draw:line draw:style-name="gr11" draw:text-style-name="P6" svg:x1="5.3732in" svg:y1="7.1157in" svg:x2="5.3787in" svg:y2="9.2004in"><text:p/></draw:line><draw:custom-shape draw:style-name="gr12" draw:text-style-name="P7" svg:width="0.1004in" svg:height="0.1004in" svg:x="5.3224in" svg:y="7.4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6" svg:width="0.1531in" svg:height="0.2642in" svg:x="5.1878in" svg:y="7.2445in"><draw:image xlink:href="Pictures/100001920000246100003ED788B8DF1B7FA4173D.wmf" xlink:type="simple" xlink:show="embed" xlink:actuate="onLoad" loext:mime-type="image/x-wmf"><text:p/></draw:image><draw:image xlink:href="Pictures/100002010000016000000260F62E6751D9194504.png" xlink:type="simple" xlink:show="embed" xlink:actuate="onLoad" loext:mime-type="image/png"/></draw:frame><draw:custom-shape draw:style-name="gr12" draw:text-style-name="P7" svg:width="0.1004in" svg:height="0.1004in" svg:x="5.0945in" svg:y="6.5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6" svg:width="0.1941in" svg:height="0.2642in" svg:x="5.1106in" svg:y="6.3012in"><draw:image xlink:href="Pictures/1000019200002E4D00003ED775AB63540E659B5E.wmf" xlink:type="simple" xlink:show="embed" xlink:actuate="onLoad" loext:mime-type="image/x-wmf"><text:p/></draw:image><draw:image xlink:href="Pictures/10000201000001C000000260A91D4F0C583CF96A.png" xlink:type="simple" xlink:show="embed" xlink:actuate="onLoad" loext:mime-type="image/png"/></draw:frame><draw:custom-shape draw:style-name="gr12" draw:text-style-name="P7" svg:width="0.1004in" svg:height="0.1004in" svg:x="5.5315in" svg:y="6.5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6" svg:width="0.1531in" svg:height="0.2642in" svg:x="5.4614in" svg:y="6.3075in"><draw:image xlink:href="Pictures/100001920000246100003ED72B13DB4A48F8F4B1.wmf" xlink:type="simple" xlink:show="embed" xlink:actuate="onLoad" loext:mime-type="image/x-wmf"><text:p/></draw:image><draw:image xlink:href="Pictures/100002010000016000000260A60DDFB9DCE8E710.png" xlink:type="simple" xlink:show="embed" xlink:actuate="onLoad" loext:mime-type="image/png"/></draw:frame><draw:frame draw:style-name="gr13" draw:text-style-name="P4" svg:width="0.6079in" svg:height="0.3441in" svg:x="5.0854in" svg:y="9.1602in"><draw:text-box><text:p text:style-name="P8"><text:span text:style-name="T2">F</text:span><text:span text:style-name="T2">l</text:span><text:span text:style-name="T2">o</text:span><text:span text:style-name="T2">w</text:span></text:p></draw:text-box></draw:frame></draw:g><draw:g text:anchor-type="char" draw:z-index="55" draw:style-name="gr2"><draw:custom-shape draw:style-name="gr3" draw:text-style-name="P5" svg:width="0.2559in" svg:height="1.1634in" svg:x="3.1882in" svg:y="7.1122in"><text:p/><draw:enhanced-geometry svg:viewBox="0 0 449 1823" draw:type="non-primitive" draw:enhanced-path="M 0 0  L 449 0  L 19 1823  L 0 0  Z N"/></draw:custom-shape><draw:custom-shape draw:style-name="gr4" draw:text-style-name="P5" svg:width="0.4748in" svg:height="0.5441in" draw:transform="rotate (-0.392873614623923) translate (3.39583333333333in 6.6183562992126in)"><text:p/><draw:enhanced-geometry svg:viewBox="0 0 711 692" draw:type="non-primitive" draw:enhanced-path="M 0 0  L 711 0  L 383 692  L 0 692  L 0 0  Z N"/></draw:custom-shape><draw:custom-shape draw:style-name="gr5" draw:text-style-name="P5" svg:width="0.2559in" svg:height="1.163in" draw:transform="rotate (-0.0209439510239318) translate (2.89236111111111in 7.11766185476815in)"><text:p/><draw:enhanced-geometry svg:viewBox="0 0 449 1823" draw:mirror-horizontal="true" draw:type="non-primitive" draw:enhanced-path="M 0 0  L 449 0  L 19 1823  L 0 0  Z N"/></draw:custom-shape><draw:custom-shape draw:style-name="gr6" draw:text-style-name="P5" svg:width="0.4748in" svg:height="0.5433in" draw:transform="rotate (-0.423416876533824) translate (2.69027777777778in 6.62361111111111in)"><text:p/><draw:enhanced-geometry svg:viewBox="0 0 711 692" draw:mirror-horizontal="true" draw:type="non-primitive" draw:enhanced-path="M 0 0  L 711 0  L 383 692  L 0 692  L 0 0  Z N"/></draw:custom-shape><draw:custom-shape draw:style-name="gr7" draw:text-style-name="P4" svg:width="0.1303in" svg:height="0.4996in" draw:transform="rotate (2.69670822725644) translate (2.89166666666667in 7.16557852143482in)"><text:p/>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gr8" draw:text-style-name="P6" svg:width="0.1531in" svg:height="0.1669in" svg:x="2.7382in" svg:y="6.8713in"><draw:image xlink:href="Pictures/1000013A00002461000027B00D7FEC592F81B129.wmf" xlink:type="simple" xlink:show="embed" xlink:actuate="onLoad" loext:mime-type="image/x-wmf"><text:p/></draw:image><draw:image xlink:href="Pictures/100002010000016000000180129FA8A1AB7205ED.png" xlink:type="simple" xlink:show="embed" xlink:actuate="onLoad" loext:mime-type="image/png"/></draw:frame><draw:custom-shape draw:style-name="gr9" draw:text-style-name="P4" svg:width="0.1224in" svg:height="0.5185in" draw:transform="rotate (2.71590684902838) translate (3.31527777777778in 7.16319444444444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gr8" draw:text-style-name="P6" svg:width="0.1394in" svg:height="0.2087in" svg:x="3.411in" svg:y="6.8638in"><draw:image xlink:href="Pictures/1000013A000021130000319C8BB9F551818482D4.wmf" xlink:type="simple" xlink:show="embed" xlink:actuate="onLoad" loext:mime-type="image/x-wmf"><text:p/></draw:image><draw:image xlink:href="Pictures/1000020100000140000001E00D036BBE73127327.png" xlink:type="simple" xlink:show="embed" xlink:actuate="onLoad" loext:mime-type="image/png"/></draw:frame><draw:frame draw:style-name="gr8" draw:text-style-name="P6" svg:width="0.1807in" svg:height="0.2642in" svg:x="3.0665in" svg:y="6.7205in"><draw:image xlink:href="Pictures/1000019200002AFF00003ED77989CAA1C77DE2D7.wmf" xlink:type="simple" xlink:show="embed" xlink:actuate="onLoad" loext:mime-type="image/x-wmf"><text:p/></draw:image><draw:image xlink:href="Pictures/10000201000001A0000002606722BC7F372FBA5F.png" xlink:type="simple" xlink:show="embed" xlink:actuate="onLoad" loext:mime-type="image/png"/></draw:frame><draw:line draw:style-name="gr10" draw:text-style-name="P6" svg:x1="2.2618in" svg:y1="5.072in" svg:x2="3.1547in" svg:y2="7.113in"><text:p/></draw:line><draw:line draw:style-name="gr10" draw:text-style-name="P6" svg:x1="3.998in" svg:y1="5.0874in" svg:x2="3.1598in" svg:y2="7.1138in"><text:p/></draw:line><draw:line draw:style-name="gr11" draw:text-style-name="P6" svg:x1="3.1598in" svg:y1="7.1177in" svg:x2="3.1654in" svg:y2="9.2024in"><text:p/></draw:line><draw:custom-shape draw:style-name="gr12" draw:text-style-name="P7" svg:width="0.1004in" svg:height="0.1004in" svg:x="3.1091in" svg:y="7.468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6" svg:width="0.1531in" svg:height="0.2642in" svg:x="2.9744in" svg:y="7.2465in"><draw:image xlink:href="Pictures/100001920000246100003ED788B8DF1B7FA4173D.wmf" xlink:type="simple" xlink:show="embed" xlink:actuate="onLoad" loext:mime-type="image/x-wmf"><text:p/></draw:image><draw:image xlink:href="Pictures/100002010000016000000260F62E6751D9194504.png" xlink:type="simple" xlink:show="embed" xlink:actuate="onLoad" loext:mime-type="image/png"/></draw:frame><draw:custom-shape draw:style-name="gr12" draw:text-style-name="P7" svg:width="0.1004in" svg:height="0.1004in" svg:x="2.8811in" svg:y="6.5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6" svg:width="0.1941in" svg:height="0.2642in" svg:x="2.8972in" svg:y="6.3031in"><draw:image xlink:href="Pictures/1000019200002E4D00003ED775AB63540E659B5E.wmf" xlink:type="simple" xlink:show="embed" xlink:actuate="onLoad" loext:mime-type="image/x-wmf"><text:p/></draw:image><draw:image xlink:href="Pictures/10000201000001C000000260A91D4F0C583CF96A.png" xlink:type="simple" xlink:show="embed" xlink:actuate="onLoad" loext:mime-type="image/png"/></draw:frame><draw:custom-shape draw:style-name="gr12" draw:text-style-name="P7" svg:width="0.1004in" svg:height="0.1004in" svg:x="3.3181in" svg:y="6.556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6" svg:width="0.1531in" svg:height="0.2642in" svg:x="3.248in" svg:y="6.3094in"><draw:image xlink:href="Pictures/100001920000246100003ED72B13DB4A48F8F4B1.wmf" xlink:type="simple" xlink:show="embed" xlink:actuate="onLoad" loext:mime-type="image/x-wmf"><text:p/></draw:image><draw:image xlink:href="Pictures/100002010000016000000260A60DDFB9DCE8E710.png" xlink:type="simple" xlink:show="embed" xlink:actuate="onLoad" loext:mime-type="image/png"/></draw:frame><draw:frame draw:style-name="gr13" draw:text-style-name="P4" svg:width="0.6079in" svg:height="0.3441in" svg:x="2.872in" svg:y="9.1622in"><draw:text-box><text:p text:style-name="P8"><text:span text:style-name="T2">F</text:span><text:span text:style-name="T2">l</text:span><text:span text:style-name="T2">o</text:span><text:span text:style-name="T2">w</text:span></text:p></draw:text-box></draw:frame></draw:g><draw:frame draw:style-name="fr2" draw:name="Object13" text:anchor-type="char" svg:x="4.7654in" svg:y="1.5307in" svg:width="0.2264in" svg:height="0.2217in" draw:z-index="70"><draw:object xlink:href="./Object 13" xlink:type="simple" xlink:show="embed" xlink:actuate="onLoad"/><draw:image xlink:href="./ObjectReplacements/Object 13" xlink:type="simple" xlink:show="embed" xlink:actuate="onLoad"/></draw:frame><draw:custom-shape text:anchor-type="char" draw:z-index="58" draw:style-name="gr19" draw:text-style-name="P5" svg:width="0.4697in" svg:height="0.3886in" svg:x="5.2957in" svg:y="2.2339in"><text:p/><draw:enhanced-geometry svg:viewBox="0 0 683 582" draw:mirror-horizontal="true" draw:type="non-primitive" draw:enhanced-path="M 683 579  L 0 582  L 219 3  L 680 0  L 683 579  Z N"/></draw:custom-shape><draw:custom-shape text:anchor-type="char" draw:z-index="59" draw:style-name="gr18" draw:text-style-name="P5" svg:width="1.5307in" svg:height="0.4748in" draw:transform="rotate (1.98478842536795) translate (4.59722222222222in 1.93125in)"><text:p/><draw:enhanced-geometry svg:viewBox="0 0 2389 408" draw:type="non-primitive" draw:enhanced-path="M 0 0  L 0 408  L 2389 408  L 0 0  Z N"/></draw:custom-shape><draw:frame draw:style-name="fr2" draw:name="Object14" text:anchor-type="char" svg:x="5.3335in" svg:y="1.9909in" svg:width="0.2366in" svg:height="0.2217in" draw:z-index="63"><draw:object xlink:href="./Object 14" xlink:type="simple" xlink:show="embed" xlink:actuate="onLoad"/><draw:image xlink:href="./ObjectReplacements/Object 14" xlink:type="simple" xlink:show="embed" xlink:actuate="onLoad"/></draw:frame><draw:frame draw:style-name="fr2" draw:name="Object15" text:anchor-type="char" svg:x="4.8189in" svg:y="1.9811in" svg:width="0.1846in" svg:height="0.1839in" draw:z-index="60"><draw:object xlink:href="./Object 15" xlink:type="simple" xlink:show="embed" xlink:actuate="onLoad"/><draw:image xlink:href="./ObjectReplacements/Object 15" xlink:type="simple" xlink:show="embed" xlink:actuate="onLoad"/></draw:frame><draw:custom-shape text:anchor-type="char" draw:z-index="74" draw:style-name="gr1" draw:text-style-name="P4" svg:width="0.1303in" svg:height="0.4996in" draw:transform="rotate (2.69670822725644) translate (4.97847222222222in 2.28194444444444in)"><text:p/>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9" draw:style-name="gr22" draw:text-style-name="P5" svg:width="1.5087in" svg:height="0.463in" draw:transform="rotate (-1.5707963267949) translate (5.7625in 2.62847222222222in)"><text:p/><draw:enhanced-geometry svg:viewBox="0 0 2389 408" draw:type="non-primitive" draw:enhanced-path="M 0 0  L 0 408  L 2389 408  L 0 0  Z N"/></draw:custom-shape><draw:custom-shape text:anchor-type="char" draw:z-index="7" draw:style-name="gr24" draw:text-style-name="P5" svg:width="0.2559in" svg:height="1.163in" draw:transform="rotate (-0.0150098315671514) translate (5.01180555555556in 2.25625in)"><text:p/><draw:enhanced-geometry svg:viewBox="0 0 449 1823" draw:mirror-horizontal="true" draw:type="non-primitive" draw:enhanced-path="M 0 0  L 449 0  L 19 1823  L 0 0  Z N"/></draw:custom-shape><draw:custom-shape text:anchor-type="char" draw:z-index="8" draw:style-name="gr23" draw:text-style-name="P5" svg:width="0.4748in" svg:height="0.5433in" draw:transform="rotate (-0.423416876533824) translate (4.81805555555556in 1.74027777777778in)"><text:p/><draw:enhanced-geometry svg:viewBox="0 0 711 692" draw:mirror-horizontal="true" draw:type="non-primitive" draw:enhanced-path="M 0 0  L 711 0  L 383 692  L 0 692  L 0 0  Z N"/></draw:custom-shape><draw:frame draw:style-name="fr1" draw:name="Frame8" text:anchor-type="char" svg:x="2.8602in" svg:y="4.2744in" svg:width="0.6075in" svg:height="0.3437in" draw:z-index="54"><draw:text-box><text:p text:style-name="P2">Flow</text:p></draw:text-box></draw:frame><draw:frame draw:style-name="fr2" draw:name="Object16" text:anchor-type="char" svg:x="3.2354in" svg:y="1.4209in" svg:width="0.2126in" svg:height="0.2217in" draw:z-index="53"><draw:object xlink:href="./Object 16" xlink:type="simple" xlink:show="embed" xlink:actuate="onLoad"/><draw:image xlink:href="./ObjectReplacements/Object 16" xlink:type="simple" xlink:show="embed" xlink:actuate="onLoad"/></draw:frame><draw:custom-shape text:anchor-type="char" draw:z-index="52" draw:style-name="gr14" draw:text-style-name="P7" svg:width="0.1004in" svg:height="0.1004in" svg:x="3.3055in" svg:y="1.6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Object17" text:anchor-type="char" svg:x="2.8846in" svg:y="1.4146in" svg:width="0.2264in" svg:height="0.2217in" draw:z-index="51"><draw:object xlink:href="./Object 17" xlink:type="simple" xlink:show="embed" xlink:actuate="onLoad"/><draw:image xlink:href="./ObjectReplacements/Object 17" xlink:type="simple" xlink:show="embed" xlink:actuate="onLoad"/></draw:frame><draw:custom-shape text:anchor-type="char" draw:z-index="50" draw:style-name="gr14" draw:text-style-name="P7" svg:width="0.1004in" svg:height="0.1004in" svg:x="2.8689in" svg:y="1.674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Object18" text:anchor-type="char" svg:x="2.9618in" svg:y="2.3575in" svg:width="0.2272in" svg:height="0.2217in" draw:z-index="49"><draw:object xlink:href="./Object 18" xlink:type="simple" xlink:show="embed" xlink:actuate="onLoad"/><draw:image xlink:href="./ObjectReplacements/Object 18" xlink:type="simple" xlink:show="embed" xlink:actuate="onLoad"/></draw:frame><draw:custom-shape text:anchor-type="char" draw:z-index="48" draw:style-name="gr14" draw:text-style-name="P7" svg:width="0.1004in" svg:height="0.1004in" svg:x="3.0965in" svg:y="2.57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47" draw:style-name="gr15" draw:text-style-name="P6" svg:x1="3.1472in" svg:y1="2.2291in" svg:x2="3.1528in" svg:y2="4.3138in"><text:p/></draw:line><draw:line text:anchor-type="char" draw:z-index="46" draw:style-name="gr16" draw:text-style-name="P6" svg:x1="3.9854in" svg:y1="0.1984in" svg:x2="3.1472in" svg:y2="2.2248in"><text:p/></draw:line><draw:line text:anchor-type="char" draw:z-index="45" draw:style-name="gr16" draw:text-style-name="P6" svg:x1="2.2492in" svg:y1="0.1835in" svg:x2="3.1421in" svg:y2="2.2244in"><text:p/></draw:line><draw:frame draw:style-name="fr2" draw:name="Object19" text:anchor-type="char" svg:x="3.1772in" svg:y="2.0465in" svg:width="0.2366in" svg:height="0.2217in" draw:z-index="44"><draw:object xlink:href="./Object 19" xlink:type="simple" xlink:show="embed" xlink:actuate="onLoad"/><draw:image xlink:href="./ObjectReplacements/Object 19" xlink:type="simple" xlink:show="embed" xlink:actuate="onLoad"/></draw:frame><draw:frame draw:style-name="fr2" draw:name="Object20" text:anchor-type="char" svg:x="3.3091in" svg:y="2.3563in" svg:width="0.1799in" svg:height="0.1839in" draw:z-index="43"><draw:object xlink:href="./Object 20" xlink:type="simple" xlink:show="embed" xlink:actuate="onLoad"/><draw:image xlink:href="./ObjectReplacements/Object 20" xlink:type="simple" xlink:show="embed" xlink:actuate="onLoad"/></draw:frame><draw:custom-shape text:anchor-type="char" draw:z-index="42" draw:style-name="gr21" draw:text-style-name="P4" svg:width="0.1067in" svg:height="0.3886in" draw:transform="rotate (-3.14159265358979) translate (3.29236111111111in 2.63125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2" draw:name="Object21" text:anchor-type="char" svg:x="2.7256in" svg:y="1.9827in" svg:width="0.1846in" svg:height="0.1839in" draw:z-index="41"><draw:object xlink:href="./Object 21" xlink:type="simple" xlink:show="embed" xlink:actuate="onLoad"/><draw:image xlink:href="./ObjectReplacements/Object 21" xlink:type="simple" xlink:show="embed" xlink:actuate="onLoad"/></draw:frame><draw:custom-shape text:anchor-type="char" draw:z-index="40" draw:style-name="gr1" draw:text-style-name="P4" svg:width="0.1303in" svg:height="0.4996in" draw:transform="rotate (2.69670822725644) translate (2.87916666666667in 2.27708333333333in)"><text:p/>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char" draw:z-index="39" draw:style-name="gr22" draw:text-style-name="P5" svg:width="1.5087in" svg:height="0.463in" draw:transform="rotate (-1.5707963267949) translate (3.64305555555556in 2.63888888888889in)"><text:p/><draw:enhanced-geometry svg:viewBox="0 0 2389 408" draw:type="non-primitive" draw:enhanced-path="M 0 0  L 0 408  L 2389 408  L 0 0  Z N"/></draw:custom-shape><draw:custom-shape text:anchor-type="char" draw:z-index="38" draw:style-name="gr23" draw:text-style-name="P5" svg:width="0.4748in" svg:height="0.5433in" draw:transform="rotate (-0.423416876533824) translate (2.67777777777778in 1.73472222222222in)"><text:p/><draw:enhanced-geometry svg:viewBox="0 0 711 692" draw:mirror-horizontal="true" draw:type="non-primitive" draw:enhanced-path="M 0 0  L 711 0  L 383 692  L 0 692  L 0 0  Z N"/></draw:custom-shape><draw:custom-shape text:anchor-type="char" draw:z-index="37" draw:style-name="gr24" draw:text-style-name="P5" svg:width="0.2559in" svg:height="1.163in" draw:transform="rotate (-0.0209439510239318) translate (2.87986111111111in 2.22916666666667in)"><text:p/><draw:enhanced-geometry svg:viewBox="0 0 449 1823" draw:mirror-horizontal="true" draw:type="non-primitive" draw:enhanced-path="M 0 0  L 449 0  L 19 1823  L 0 0  Z N"/></draw:custom-shape><draw:custom-shape text:anchor-type="char" draw:z-index="6" draw:style-name="gr25" draw:text-style-name="P5" svg:width="0.1886in" svg:height="1.2012in" draw:transform="rotate (2.73161481229632) translate (4.96875in 2.18680555555556in)"><text:p/><draw:enhanced-geometry svg:viewBox="0 0 449 1823" draw:mirror-horizontal="true" draw:type="non-primitive" draw:enhanced-path="M 0 0  L 449 0  L 19 1823  L 0 0  Z N"/></draw:custom-shape><draw:custom-shape text:anchor-type="char" draw:z-index="57" draw:style-name="gr20" draw:text-style-name="P5" svg:width="0.1776in" svg:height="1.2004in" draw:transform="rotate (-2.74383211706029) translate (5.92222222222222in 2.23263888888889in)"><text:p/><draw:enhanced-geometry svg:viewBox="0 0 449 1823" draw:mirror-horizontal="true" draw:type="non-primitive" draw:enhanced-path="M 0 0  L 449 0  L 19 1823  L 0 0  Z N"/></draw:custom-shape><draw:frame draw:style-name="fr1" draw:name="Frame9" text:anchor-type="char" svg:x="4.9846in" svg:y="4.2736in" svg:width="0.6075in" svg:height="0.3437in" draw:z-index="73"><draw:text-box><text:p text:style-name="P2">Flow</text:p></draw:text-box></draw:frame><draw:frame draw:style-name="fr2" draw:name="Object22" text:anchor-type="char" svg:x="5.639in" svg:y="1.5374in" svg:width="0.2126in" svg:height="0.2217in" draw:z-index="72"><draw:object xlink:href="./Object 22" xlink:type="simple" xlink:show="embed" xlink:actuate="onLoad"/><draw:image xlink:href="./ObjectReplacements/Object 22" xlink:type="simple" xlink:show="embed" xlink:actuate="onLoad"/></draw:frame><draw:custom-shape text:anchor-type="char" draw:z-index="71" draw:style-name="gr14" draw:text-style-name="P7" svg:width="0.1004in" svg:height="0.1004in" svg:x="5.4299in" svg:y="1.66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9" draw:style-name="gr14" draw:text-style-name="P7" svg:width="0.1004in" svg:height="0.1004in" svg:x="4.9929in" svg:y="1.673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Object23" text:anchor-type="char" svg:x="5.2992in" svg:y="2.5654in" svg:width="0.2272in" svg:height="0.2217in" draw:z-index="68"><draw:object xlink:href="./Object 23" xlink:type="simple" xlink:show="embed" xlink:actuate="onLoad"/><draw:image xlink:href="./ObjectReplacements/Object 23" xlink:type="simple" xlink:show="embed" xlink:actuate="onLoad"/></draw:frame><draw:custom-shape text:anchor-type="char" draw:z-index="67" draw:style-name="gr14" draw:text-style-name="P7" svg:width="0.1004in" svg:height="0.1004in" svg:x="5.2209in" svg:y="2.57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char" draw:z-index="66" draw:style-name="gr15" draw:text-style-name="P6" svg:x1="5.2717in" svg:y1="2.2283in" svg:x2="5.2772in" svg:y2="4.313in"><text:p/></draw:line><draw:line text:anchor-type="char" draw:z-index="65" draw:style-name="gr16" draw:text-style-name="P6" svg:x1="6.1098in" svg:y1="0.198in" svg:x2="5.2717in" svg:y2="2.2244in"><text:p/></draw:line><draw:line text:anchor-type="char" draw:z-index="64" draw:style-name="gr16" draw:text-style-name="P6" svg:x1="4.3736in" svg:y1="0.1827in" svg:x2="5.2665in" svg:y2="2.2236in"><text:p/></draw:line><draw:frame draw:style-name="fr2" draw:name="Object24" text:anchor-type="char" svg:x="5.4335in" svg:y="2.3555in" svg:width="0.1799in" svg:height="0.1839in" draw:z-index="62"><draw:object xlink:href="./Object 24" xlink:type="simple" xlink:show="embed" xlink:actuate="onLoad"/><draw:image xlink:href="./ObjectReplacements/Object 24" xlink:type="simple" xlink:show="embed" xlink:actuate="onLoad"/></draw:frame><draw:custom-shape text:anchor-type="char" draw:z-index="61" draw:style-name="gr17" draw:text-style-name="P4" svg:width="0.1067in" svg:height="0.3697in" draw:transform="rotate (-3.14159265358979) translate (5.41666666666667in 2.63125in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draw:style-name="fr1" draw:name="Frame11" text:anchor-type="char" svg:x="0.0854in" svg:y="4.9445in" svg:width="0.5791in" svg:height="0.4209in" draw:z-index="82"><draw:text-box><text:p text:style-name="P1">C</text:p></draw:text-box></draw:frame><draw:frame draw:style-name="fr1" draw:name="Frame12" text:anchor-type="char" svg:x="2.4453in" svg:y="0.0429in" svg:width="0.5791in" svg:height="0.4209in" draw:z-index="83"><draw:text-box><text:p text:style-name="P1">B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msArrowStealthEnd_20_9" draw:display-name="msArrowStealthEnd 9" svg:viewBox="0 0 200 200" svg:d="M100 0l100 200-100-80-100 8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945in" fo:margin-bottom="0.6945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Jay Ver Hoef</meta:initial-creator>
    <meta:creation-date>2008-02-20T23:51:00</meta:creation-date>
    <dc:date>2022-09-29T12:56:46.287862544</dc:date>
    <meta:print-date>2006-03-04T11:36:00</meta:print-date>
    <meta:editing-cycles>4</meta:editing-cycles>
    <meta:editing-duration>PT8M27S</meta:editing-duration>
    <meta:document-statistic meta:table-count="0" meta:image-count="0" meta:object-count="24" meta:page-count="1" meta:paragraph-count="10" meta:word-count="10" meta:character-count="22" meta:non-whitespace-character-count="22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style mathsize="12pt">
        <msub>
          <mi>u</mi>
          <mstyle mathsize="8pt">
            <mn>1</mn>
          </mstyle>
        </msub>
      </mstyle>
      <mrow/>
    </mrow>
    <annotation encoding="StarMath 5.0"> size 12{u rSub { size 8{1} } } {}</annotation>
  </semantics>
</math>
</file>

<file path=Object 10/content.xml><?xml version="1.0" encoding="utf-8"?>
<math xmlns="http://www.w3.org/1998/Math/MathML" display="block">
  <semantics>
    <mrow>
      <mstyle mathsize="12pt">
        <mi>c</mi>
      </mstyle>
      <mrow/>
    </mrow>
    <annotation encoding="StarMath 5.0"> size 12{c} {}</annotation>
  </semantics>
</math>
</file>

<file path=Object 11/content.xml><?xml version="1.0" encoding="utf-8"?>
<math xmlns="http://www.w3.org/1998/Math/MathML" display="block">
  <semantics>
    <mrow>
      <mstyle mathsize="12pt">
        <msub>
          <mi>t</mi>
          <mstyle mathsize="8pt">
            <mn>3</mn>
          </mstyle>
        </msub>
      </mstyle>
      <mrow/>
    </mrow>
    <annotation encoding="StarMath 5.0"> size 12{t rSub { size 8{3} } } {}</annotation>
  </semantics>
</math>
</file>

<file path=Object 12/content.xml><?xml version="1.0" encoding="utf-8"?>
<math xmlns="http://www.w3.org/1998/Math/MathML" display="block">
  <semantics>
    <mrow>
      <mstyle mathsize="12pt">
        <msub>
          <mi>r</mi>
          <mstyle mathsize="8pt">
            <mn>1</mn>
          </mstyle>
        </msub>
      </mstyle>
      <mrow/>
    </mrow>
    <annotation encoding="StarMath 5.0"> size 12{r rSub { size 8{1} } } {}</annotation>
  </semantics>
</math>
</file>

<file path=Object 13/content.xml><?xml version="1.0" encoding="utf-8"?>
<math xmlns="http://www.w3.org/1998/Math/MathML" display="block">
  <semantics>
    <mrow>
      <mstyle mathsize="12pt">
        <msub>
          <mi>s</mi>
          <mstyle mathsize="8pt">
            <mn>2</mn>
          </mstyle>
        </msub>
      </mstyle>
      <mrow/>
    </mrow>
    <annotation encoding="StarMath 5.0"> size 12{s rSub { size 8{2} } } {}</annotation>
  </semantics>
</math>
</file>

<file path=Object 14/content.xml><?xml version="1.0" encoding="utf-8"?>
<math xmlns="http://www.w3.org/1998/Math/MathML" display="block">
  <semantics>
    <mrow>
      <mstyle mathsize="12pt">
        <msub>
          <mi>u</mi>
          <mstyle mathsize="8pt">
            <mn>1</mn>
          </mstyle>
        </msub>
      </mstyle>
      <mrow/>
    </mrow>
    <annotation encoding="StarMath 5.0"> size 12{u rSub { size 8{1} } } {}</annotation>
  </semantics>
</math>
</file>

<file path=Object 15/content.xml><?xml version="1.0" encoding="utf-8"?>
<math xmlns="http://www.w3.org/1998/Math/MathML" display="block">
  <semantics>
    <mrow>
      <mstyle mathsize="12pt">
        <mi>a</mi>
      </mstyle>
      <mrow/>
    </mrow>
    <annotation encoding="StarMath 5.0"> size 12{a} {}</annotation>
  </semantics>
</math>
</file>

<file path=Object 16/content.xml><?xml version="1.0" encoding="utf-8"?>
<math xmlns="http://www.w3.org/1998/Math/MathML" display="block">
  <semantics>
    <mrow>
      <mstyle mathsize="12pt">
        <msub>
          <mi>t</mi>
          <mstyle mathsize="8pt">
            <mn>3</mn>
          </mstyle>
        </msub>
      </mstyle>
      <mrow/>
    </mrow>
    <annotation encoding="StarMath 5.0"> size 12{t rSub { size 8{3} } } {}</annotation>
  </semantics>
</math>
</file>

<file path=Object 17/content.xml><?xml version="1.0" encoding="utf-8"?>
<math xmlns="http://www.w3.org/1998/Math/MathML" display="block">
  <semantics>
    <mrow>
      <mstyle mathsize="12pt">
        <msub>
          <mi>s</mi>
          <mstyle mathsize="8pt">
            <mn>2</mn>
          </mstyle>
        </msub>
      </mstyle>
      <mrow/>
    </mrow>
    <annotation encoding="StarMath 5.0"> size 12{s rSub { size 8{2} } } {}</annotation>
  </semantics>
</math>
</file>

<file path=Object 18/content.xml><?xml version="1.0" encoding="utf-8"?>
<math xmlns="http://www.w3.org/1998/Math/MathML" display="block">
  <semantics>
    <mrow>
      <mstyle mathsize="12pt">
        <msub>
          <mi>r</mi>
          <mstyle mathsize="8pt">
            <mn>1</mn>
          </mstyle>
        </msub>
      </mstyle>
      <mrow/>
    </mrow>
    <annotation encoding="StarMath 5.0"> size 12{r rSub { size 8{1} } } {}</annotation>
  </semantics>
</math>
</file>

<file path=Object 19/content.xml><?xml version="1.0" encoding="utf-8"?>
<math xmlns="http://www.w3.org/1998/Math/MathML" display="block">
  <semantics>
    <mrow>
      <mstyle mathsize="12pt">
        <msub>
          <mi>u</mi>
          <mstyle mathsize="8pt">
            <mn>1</mn>
          </mstyle>
        </msub>
      </mstyle>
      <mrow/>
    </mrow>
    <annotation encoding="StarMath 5.0"> size 12{u rSub { size 8{1} } } {}</annotation>
  </semantics>
</math>
</file>

<file path=Object 2/content.xml><?xml version="1.0" encoding="utf-8"?>
<math xmlns="http://www.w3.org/1998/Math/MathML" display="block">
  <semantics>
    <mrow>
      <mstyle mathsize="12pt">
        <msub>
          <mi>l</mi>
          <mstyle mathsize="8pt">
            <mn>3</mn>
          </mstyle>
        </msub>
      </mstyle>
      <mrow/>
    </mrow>
    <annotation encoding="StarMath 5.0"> size 12{l rSub { size 8{3} } } {}</annotation>
  </semantics>
</math>
</file>

<file path=Object 20/content.xml><?xml version="1.0" encoding="utf-8"?>
<math xmlns="http://www.w3.org/1998/Math/MathML" display="block">
  <semantics>
    <mrow>
      <mstyle mathsize="12pt">
        <mi>c</mi>
      </mstyle>
      <mrow/>
    </mrow>
    <annotation encoding="StarMath 5.0"> size 12{c} {}</annotation>
  </semantics>
</math>
</file>

<file path=Object 21/content.xml><?xml version="1.0" encoding="utf-8"?>
<math xmlns="http://www.w3.org/1998/Math/MathML" display="block">
  <semantics>
    <mrow>
      <mstyle mathsize="12pt">
        <mi>a</mi>
      </mstyle>
      <mrow/>
    </mrow>
    <annotation encoding="StarMath 5.0"> size 12{a} {}</annotation>
  </semantics>
</math>
</file>

<file path=Object 22/content.xml><?xml version="1.0" encoding="utf-8"?>
<math xmlns="http://www.w3.org/1998/Math/MathML" display="block">
  <semantics>
    <mrow>
      <mstyle mathsize="12pt">
        <msub>
          <mi>t</mi>
          <mstyle mathsize="8pt">
            <mn>3</mn>
          </mstyle>
        </msub>
      </mstyle>
      <mrow/>
    </mrow>
    <annotation encoding="StarMath 5.0"> size 12{t rSub { size 8{3} } } {}</annotation>
  </semantics>
</math>
</file>

<file path=Object 23/content.xml><?xml version="1.0" encoding="utf-8"?>
<math xmlns="http://www.w3.org/1998/Math/MathML" display="block">
  <semantics>
    <mrow>
      <mstyle mathsize="12pt">
        <msub>
          <mi>r</mi>
          <mstyle mathsize="8pt">
            <mn>1</mn>
          </mstyle>
        </msub>
      </mstyle>
      <mrow/>
    </mrow>
    <annotation encoding="StarMath 5.0"> size 12{r rSub { size 8{1} } } {}</annotation>
  </semantics>
</math>
</file>

<file path=Object 24/content.xml><?xml version="1.0" encoding="utf-8"?>
<math xmlns="http://www.w3.org/1998/Math/MathML" display="block">
  <semantics>
    <mrow>
      <mstyle mathsize="12pt">
        <mi>c</mi>
      </mstyle>
      <mrow/>
    </mrow>
    <annotation encoding="StarMath 5.0"> size 12{c} {}</annotation>
  </semantics>
</math>
</file>

<file path=Object 3/content.xml><?xml version="1.0" encoding="utf-8"?>
<math xmlns="http://www.w3.org/1998/Math/MathML" display="block">
  <semantics>
    <mrow>
      <mstyle mathsize="12pt">
        <msub>
          <mi>l</mi>
          <mstyle mathsize="8pt">
            <mn>2</mn>
          </mstyle>
        </msub>
      </mstyle>
      <mrow/>
    </mrow>
    <annotation encoding="StarMath 5.0"> size 12{l rSub { size 8{2} } } {}</annotation>
  </semantics>
</math>
</file>

<file path=Object 4/content.xml><?xml version="1.0" encoding="utf-8"?>
<math xmlns="http://www.w3.org/1998/Math/MathML" display="block">
  <semantics>
    <mrow>
      <mstyle mathsize="12pt">
        <msub>
          <mi>t</mi>
          <mstyle mathsize="8pt">
            <mn>3</mn>
          </mstyle>
        </msub>
      </mstyle>
      <mrow/>
    </mrow>
    <annotation encoding="StarMath 5.0"> size 12{t rSub { size 8{3} } } {}</annotation>
  </semantics>
</math>
</file>

<file path=Object 5/content.xml><?xml version="1.0" encoding="utf-8"?>
<math xmlns="http://www.w3.org/1998/Math/MathML" display="block">
  <semantics>
    <mrow>
      <mstyle mathsize="12pt">
        <msub>
          <mi>s</mi>
          <mstyle mathsize="8pt">
            <mn>2</mn>
          </mstyle>
        </msub>
      </mstyle>
      <mrow/>
    </mrow>
    <annotation encoding="StarMath 5.0"> size 12{s rSub { size 8{2} } } {}</annotation>
  </semantics>
</math>
</file>

<file path=Object 6/content.xml><?xml version="1.0" encoding="utf-8"?>
<math xmlns="http://www.w3.org/1998/Math/MathML" display="block">
  <semantics>
    <mrow>
      <mstyle mathsize="12pt">
        <msub>
          <mi>r</mi>
          <mstyle mathsize="8pt">
            <mn>1</mn>
          </mstyle>
        </msub>
      </mstyle>
      <mrow/>
    </mrow>
    <annotation encoding="StarMath 5.0"> size 12{r rSub { size 8{1} } } {}</annotation>
  </semantics>
</math>
</file>

<file path=Object 7/content.xml><?xml version="1.0" encoding="utf-8"?>
<math xmlns="http://www.w3.org/1998/Math/MathML" display="block">
  <semantics>
    <mrow>
      <mstyle mathsize="12pt">
        <msub>
          <mi>u</mi>
          <mstyle mathsize="8pt">
            <mn>1</mn>
          </mstyle>
        </msub>
      </mstyle>
      <mrow/>
    </mrow>
    <annotation encoding="StarMath 5.0"> size 12{u rSub { size 8{1} } } {}</annotation>
  </semantics>
</math>
</file>

<file path=Object 8/content.xml><?xml version="1.0" encoding="utf-8"?>
<math xmlns="http://www.w3.org/1998/Math/MathML" display="block">
  <semantics>
    <mrow>
      <mstyle mathsize="12pt">
        <msub>
          <mi>s</mi>
          <mstyle mathsize="8pt">
            <mn>2</mn>
          </mstyle>
        </msub>
      </mstyle>
      <mrow/>
    </mrow>
    <annotation encoding="StarMath 5.0"> size 12{s rSub { size 8{2} } } {}</annotation>
  </semantics>
</math>
</file>

<file path=Object 9/content.xml><?xml version="1.0" encoding="utf-8"?>
<math xmlns="http://www.w3.org/1998/Math/MathML" display="block">
  <semantics>
    <mrow>
      <mstyle mathsize="12pt">
        <mi>a</mi>
      </mstyle>
      <mrow/>
    </mrow>
    <annotation encoding="StarMath 5.0"> size 12{a} {}</annotation>
  </semantics>
</math>
</file>